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automatic-styles>
    <style:style style:name="P1" style:family="paragraph">
      <style:text-properties style:font-name="Abyssinica SIL" fo:font-size="14pt" style:font-size-asian="14pt" style:font-size-complex="14pt"/>
    </style:style>
    <style:style style:name="P2" style:family="paragraph" style:parent-style-name="Heading_20_2">
      <style:text-properties style:font-name="Abyssinica SIL" fo:font-size="14pt" officeooo:rsid="00170203" officeooo:paragraph-rsid="00170203" style:font-size-asian="14pt" style:font-size-complex="14pt"/>
    </style:style>
    <style:style style:name="P3" style:family="paragraph">
      <style:text-properties style:font-name="Abyssinica SIL" fo:font-size="12pt" fo:font-weight="normal" style:font-size-asian="12pt" style:font-weight-asian="normal" style:font-size-complex="12pt" style:font-weight-complex="normal"/>
    </style:style>
    <style:style style:name="P4" style:family="paragraph" style:parent-style-name="Heading_20_3">
      <style:text-properties style:font-name="Abyssinica SIL" fo:font-size="12pt" fo:font-weight="normal" officeooo:paragraph-rsid="001680dc" style:font-size-asian="12pt" style:font-weight-asian="normal" style:font-size-complex="12pt" style:font-weight-complex="normal"/>
    </style:style>
    <style:style style:name="P5" style:family="paragraph">
      <style:text-properties style:font-name="Abyssinica SIL" fo:font-size="14pt" style:font-size-asian="14pt" style:font-size-complex="14pt"/>
    </style:style>
    <style:style style:name="P6" style:family="paragraph" style:parent-style-name="Standard">
      <style:text-properties style:font-name="Abyssinica SIL"/>
    </style:style>
    <style:style style:name="P7" style:family="paragraph" style:parent-style-name="Standard">
      <style:text-properties style:font-name="Abyssinica SIL" fo:font-weight="normal" style:font-weight-asian="normal" style:font-weight-complex="normal"/>
    </style:style>
    <style:style style:name="P8" style:family="paragraph">
      <style:text-properties style:font-name="Abyssinica SIL" fo:font-size="14pt" style:font-size-asian="14pt" style:font-size-complex="14pt"/>
    </style:style>
    <style:style style:name="P9" style:family="paragraph" style:list-style-name="L2"/>
    <style:style style:name="P10" style:family="paragraph" style:parent-style-name="Text_20_body" style:list-style-name="L2">
      <style:text-properties officeooo:paragraph-rsid="001680dc"/>
    </style:style>
    <style:style style:name="P11" style:family="paragraph" style:parent-style-name="Text_20_body">
      <style:text-properties style:font-name="Liberation Sans Narrow" fo:font-weight="normal" style:font-weight-asian="normal" style:font-weight-complex="normal"/>
    </style:style>
    <style:style style:name="P12" style:family="paragraph">
      <style:text-properties style:font-name="Abyssinica SIL" fo:font-size="12pt" style:font-size-asian="12pt" style:font-size-complex="12pt"/>
    </style:style>
    <style:style style:name="P13" style:family="paragraph" style:parent-style-name="Text_20_body" style:list-style-name="L4">
      <style:text-properties style:font-name="Abyssinica SIL" fo:font-size="12pt" style:font-size-asian="12pt" style:font-size-complex="12pt"/>
    </style:style>
    <style:style style:name="P14" style:family="paragraph" style:list-style-name="L2">
      <style:text-properties style:font-name="Abyssinica SIL" fo:font-size="12pt" style:font-size-asian="12pt" style:font-size-complex="12pt"/>
    </style:style>
    <style:style style:name="P15" style:family="paragraph" style:parent-style-name="Text_20_body" style:list-style-name="L2">
      <style:text-properties style:font-name="Abyssinica SIL" fo:font-size="12pt" style:font-size-asian="12pt" style:font-size-complex="12pt"/>
    </style:style>
    <style:style style:name="P16" style:family="paragraph" style:parent-style-name="Text_20_body" style:list-style-name="L5">
      <style:text-properties style:font-name="Abyssinica SIL" fo:font-size="12pt" style:font-size-asian="12pt" style:font-size-complex="12pt"/>
    </style:style>
    <style:style style:name="P17" style:family="paragraph" style:parent-style-name="Text_20_body" style:list-style-name="L5">
      <style:text-properties style:font-name="Abyssinica SIL" fo:font-size="12pt" officeooo:paragraph-rsid="001680dc" style:font-size-asian="12pt" style:font-size-complex="12pt"/>
    </style:style>
    <style:style style:name="T1" style:family="text">
      <style:text-properties officeooo:rsid="001680dc"/>
    </style:style>
    <style:style style:name="T2" style:family="text">
      <style:text-properties style:font-name="Abyssinica SIL"/>
    </style:style>
    <style:style style:name="T3" style:family="text">
      <style:text-properties style:font-name="Abyssinica SIL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Abyssinica SIL" fo:font-size="12pt" style:font-size-asian="12pt" style:font-size-complex="12pt"/>
    </style:style>
    <style:style style:name="T5" style:family="text">
      <style:text-properties style:font-name="Abyssinica SIL" fo:font-size="12pt" officeooo:rsid="001680dc" style:font-size-asian="12pt" style:font-size-complex="12pt"/>
    </style:style>
    <style:style style:name="T6" style:family="text">
      <style:text-properties style:font-name="Abyssinica SIL" fo:font-size="12pt" style:font-size-asian="12pt" style:font-weight-asian="normal" style:font-size-complex="12pt" style:font-weight-complex="normal"/>
    </style:style>
    <style:style style:name="T7" style:family="text">
      <style:text-properties style:font-name="Abyssinica SIL" fo:font-size="12pt" fo:font-style="italic" style:font-size-asian="12pt" style:font-style-asian="italic" style:font-size-complex="12pt" style:font-style-complex="italic"/>
    </style:style>
    <style:style style:name="T8" style:family="text">
      <style:text-properties style:font-name="Abyssinica SIL" officeooo:rsid="00170203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ff79c6" loext:opacity="100%" style:font-name="Abyssinica SIL" fo:font-size="12pt" style:font-size-asian="12pt" style:font-size-complex="12pt"/>
    </style:style>
    <style:style style:name="T11" style:family="text">
      <style:text-properties fo:color="#f1fa8c" loext:opacity="100%"/>
    </style:style>
    <style:style style:name="T12" style:family="text">
      <style:text-properties officeooo:rsid="00170203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680dc" style:font-weight-asian="bold" style:font-weight-complex="bold"/>
    </style:style>
    <style:style style:name="T15" style:family="text">
      <style:text-properties fo:color="#bd93f9" loext:opacity="100%"/>
    </style:style>
    <style:style style:name="T16" style:family="text">
      <style:text-properties fo:color="#bd93f9" loext:opacity="100%" style:font-name="Droid Sans Mono" fo:font-size="10.5pt" fo:font-weight="normal" fo:background-color="#13141f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2">T</text:span>rabalho da UC Sistemas Distribuídos <text:span text:style-name="T12">e Mobile</text:span>, 2022.2 - UNIFACS</text:p>
      <text:h text:style-name="P2" text:outline-level="2">Equipe:</text:h>
      <text:p text:style-name="P6"><text:span text:style-name="T12">1. </text:span>Everton Nazaré do Sacramento - RA: 1272119075</text:p>
      <text:p text:style-name="P6"><text:span text:style-name="T12">2.</text:span> Manuelle Reis - RA: 1272116405 </text:p>
      <text:p text:style-name="P6"><text:span text:style-name="T12">3.</text:span> Leonardo Oliveira - RA: 1272121620</text:p>
      <text:p text:style-name="P6"><text:span text:style-name="T12">4.</text:span> Rafael Lima - RA: 1272117553</text:p>
      <text:p text:style-name="Standard"><text:span text:style-name="T8">5.</text:span><text:span text:style-name="T2"> Ygor Pinto Gama - RA: 1272121369</text:span></text:p>
      <text:p text:style-name="Standard"/>
      <text:h text:style-name="Heading_20_2" text:outline-level="2">Documentação:</text:h>
      <text:h text:style-name="Heading_20_3" text:outline-level="3"><text:bookmark text:name="user-content-este-trabalho-foi-desenvolvido-com-a-linguagem-python-versão-3-com-a-biblioteca-socket-para-realizar-a-comunicação-entre-os-processos"/><text:span text:style-name="T3">Este trabalho foi desenvolvido com a linguagem </text:span><text:span text:style-name="Strong_20_Emphasis"><text:span text:style-name="T3">PYTHON </text:span></text:span><text:span text:style-name="T3">versão 3, com a biblioteca </text:span><text:span text:style-name="Emphasis"><text:span text:style-name="T3">socket </text:span></text:span><text:span text:style-name="T3">para realizar a comunicação entre os processos.</text:span></text:h>
      <text:p text:style-name="P6">É necessário ter o Python instalado na máquina, preferencialmente na versão 3, para executar essa aplicação.</text:p>
      <text:p text:style-name="P6"/>
      <text:h text:style-name="Heading_20_3" text:outline-level="3"><text:bookmark text:name="user-content-estrutura-do-trabalho"/>Estrutura do trabalho:</text:h>
      <text:h text:style-name="Heading_20_3" text:outline-level="3"><text:bookmark text:name="user-content-essa-solução-foi-divida-em-três-arquivos"/><text:span text:style-name="T4">Essa solução foi divida em </text:span><text:span text:style-name="Strong_20_Emphasis"><text:span text:style-name="T4">três </text:span></text:span><text:span text:style-name="T4">arquivos:</text:span></text:h>
      <text:list xml:id="list2140842757" text:style-name="L4">
        <text:list-item>
          <text:p text:style-name="P13">servidor.py</text:p>
        </text:list-item>
        <text:list-item>
          <text:p text:style-name="P13">gerente.py</text:p>
        </text:list-item>
        <text:list-item>
          <text:p text:style-name="P13">vendedor.py</text:p>
        </text:list-item>
      </text:list>
      <text:h text:style-name="Heading_20_3" text:outline-level="3"><text:bookmark text:name="user-content-instruções-para-rodar-o-projeto"/><text:span text:style-name="T4">Instruções para rodar o projeto:</text:span></text:h>
      <text:list xml:id="list1269697965" text:style-name="L2">
        <text:list-item>
          <text:p text:style-name="P15"><text:s/>Utilize o terminal para ir até o diretório onde estão os arquivos do projeto;</text:p>
        </text:list-item>
        <text:list-item>
          <text:p text:style-name="Text_20_body"><text:span text:style-name="T4"><text:s/>Após se certificar que está trabalhando no diretório do projeto, deve-se, primeiramente; executar o servidor. Então, execute o comando python para executar o arquivo </text:span><text:span text:style-name="Strong_20_Emphasis"><text:span text:style-name="T4">servidor.py</text:span></text:span><text:span text:style-name="T4">. - Exemplo usando </text:span><text:span text:style-name="T5">L</text:span><text:span text:style-name="T4">inux com python na versão 3: </text:span><text:span text:style-name="Source_20_Text"><text:span text:style-name="T7">python3 servidor.py</text:span></text:span><text:span text:style-name="Source_20_Text"><text:span text:style-name="T4">;</text:span></text:span></text:p>
        </text:list-item>
        <text:list-item>
          <text:p text:style-name="P15"><text:s/>Se tudo der certo, você verá, no terminal a mensagem: “Aguardando cliente...", isso significa que o servidor está sendo executado. Quando quiser encerrar o servidor, certifique-se que não há cliente conectado e digite as teclas CTRL+C;</text:p>
        </text:list-item>
        <text:list-item>
          <text:p text:style-name="P10"><text:span text:style-name="T4"><text:s/>Este servidor atende a um cliente por vez, então, deve-se executar uma solução: </text:span><text:span text:style-name="Emphasis"><text:span text:style-name="T4">gerente </text:span></text:span><text:span text:style-name="T4">ou </text:span><text:span text:style-name="Emphasis"><text:span text:style-name="T4">vendedor </text:span></text:span><text:span text:style-name="T4">de cada vez;</text:span></text:p>
        </text:list-item>
        <text:list-item>
          <text:p text:style-name="Text_20_body"><text:span text:style-name="T4"><text:s/>Utilize outra janela do terminal para ir até o diretório deste projeto e executar o arquivo </text:span><text:span text:style-name="Emphasis"><text:span text:style-name="T4">gerente.py </text:span></text:span><text:span text:style-name="T4">ou </text:span><text:span text:style-name="Emphasis"><text:span text:style-name="T4">vendedor.py;</text:span></text:span></text:p>
        </text:list-item>
        <text:list-item>
          <text:p text:style-name="P10"><text:soft-page-break/><text:span text:style-name="T4"><text:s/>Ao se certificar que está trabalhando no diretório do projeto, execute o comando python para executar, OU o arquivo </text:span><text:span text:style-name="Strong_20_Emphasis"><text:span text:style-name="T4">gerente.py </text:span></text:span><text:span text:style-name="T4">OU </text:span><text:span text:style-name="Strong_20_Emphasis"><text:span text:style-name="T4">vendedor.py. </text:span></text:span><text:span text:style-name="T4"><text:s/>Exemplo: </text:span><text:span text:style-name="Source_20_Text"><text:span text:style-name="T7">python3 gerente.py</text:span></text:span><text:span text:style-name="Source_20_Text"><text:span text:style-name="T4"> </text:span></text:span><text:span text:style-name="T4">se quiser trabalhar as funcionalidades do gerente ou </text:span><text:span text:style-name="Source_20_Text"><text:span text:style-name="T7">python3 vendedor.py</text:span></text:span><text:span text:style-name="Source_20_Text"><text:span text:style-name="T4"> </text:span></text:span><text:span text:style-name="T4">para as funcionalidades do vendedor.</text:span></text:p>
        </text:list-item>
        <text:list-item>
          <text:p text:style-name="P15"><text:s/>Para encerrar um dos processos (citados no item 7) que tiver sendo executado, siga as instruções da aplicação ou digite as teclas CRTL+C e MANTENHA o servidor executando na outra janela, caso deseje continuar trabalhando com a aplicação;</text:p>
        </text:list-item>
      </text:list>
      <text:p text:style-name="Text_20_body"/>
      <text:h text:style-name="Heading_20_2" text:outline-level="2"><text:bookmark text:name="user-content-sobre-a-aplicação"/>Sobre a aplicação:</text:h>
      <text:h text:style-name="Heading_20_3" text:outline-level="3"><text:bookmark text:name="user-content-para-cumprir-com-os-requisitos-do-projeto-a-aplicação-possui-duas-lojas-previamente-cadastradas-denominadas-de-loja_1-e-loja_2"/>Para cumprir com os requisitos do projeto, a aplicação possui duas lojas previamente cadastradas, denominadas de LOJA_1 e LOJA_2.</text:h>
      <text:h text:style-name="Heading_20_3" text:outline-level="3"><text:bookmark text:name="user-content-há-também-4-vendedores-previamente-cadastrados-demoniados-de"/>Há também 4 vendedores previamente cadastrados, de<text:span text:style-name="T1">n</text:span>o<text:span text:style-name="T1">min</text:span>ados de:</text:h>
      <text:list xml:id="list562201397" text:style-name="L5">
        <text:list-item>
          <text:p text:style-name="P16">Joao</text:p>
        </text:list-item>
        <text:list-item>
          <text:p text:style-name="P16"><text:span text:style-name="T1">A</text:span>na</text:p>
        </text:list-item>
        <text:list-item>
          <text:p text:style-name="P16">Jose</text:p>
        </text:list-item>
        <text:list-item>
          <text:p text:style-name="P17">Mari<text:bookmark text:name="user-content-só-é-possível-registrar-vendas-e-realizar-consultas-com-base-nesses-dados-citados-acima-não-é-possível-inserir-novos-vendedores-ou-cadastrar-novas-lojas-em-tempo-de-execução"/>a</text:p>
        </text:list-item>
      </text:list>
      <text:h text:style-name="P4" text:outline-level="3"><text:span text:style-name="T14">Obs</text:span><text:span text:style-name="T1">. </text:span><text:span text:style-name="T12">1:</text:span><text:span text:style-name="T1"> </text:span>Só é possível registrar vendas e realizar consultas com base nesses dados citados acima, não é possível inserir novos vendedores ou cadastrar novas lojas em tempo de execução.</text:h>
      <text:p text:style-name="P7"><text:span text:style-name="T13">Obs</text:span>. <text:span text:style-name="T12">2:</text:span> Os testes foram realizados com os dados das vendas previamente cadastrados.</text:p>
      <text:p text:style-name="P7">Utilize a solução <text:span text:style-name="T9">Vendedor</text:span> para alimentar a aplicação com os dados sobre as vendas, e poder, posteriormente, gerar os relatórios na solução <text:span text:style-name="T9">Gerente</text:span>, com base nos dados que forem inseridos.</text:p>
      <text:p text:style-name="P11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9T15:43:51.021923973</meta:creation-date>
    <dc:date>2022-11-29T16:01:43.699655623</dc:date>
    <meta:editing-duration>PT7M2S</meta:editing-duration>
    <meta:editing-cycles>1</meta:editing-cycles>
    <meta:document-statistic meta:table-count="0" meta:image-count="0" meta:object-count="0" meta:page-count="2" meta:paragraph-count="34" meta:word-count="423" meta:character-count="2660" meta:non-whitespace-character-count="2274"/>
    <meta:generator>LibreOffice/7.3.6.2$Linux_X86_64 LibreOffice_project/30$Build-2</meta:generator>
  </office:meta>
</office:document-meta>
</file>